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0d573" officeooo:paragraph-rsid="0010d573"/>
    </style:style>
    <style:style style:name="P2" style:family="paragraph" style:parent-style-name="Standard">
      <style:text-properties style:text-underline-style="solid" style:text-underline-width="auto" style:text-underline-color="font-color" officeooo:rsid="00189072" officeooo:paragraph-rsid="00189072"/>
    </style:style>
    <style:style style:name="P3" style:family="paragraph" style:parent-style-name="Standard">
      <style:text-properties style:text-underline-style="solid" style:text-underline-width="auto" style:text-underline-color="font-color" officeooo:rsid="001be63f" officeooo:paragraph-rsid="001be63f"/>
    </style:style>
    <style:style style:name="P4" style:family="paragraph" style:parent-style-name="Standard">
      <style:text-properties style:text-underline-style="solid" style:text-underline-width="auto" style:text-underline-color="font-color" officeooo:rsid="001be63f" officeooo:paragraph-rsid="001d2d07"/>
    </style:style>
    <style:style style:name="P5" style:family="paragraph" style:parent-style-name="Standard">
      <style:text-properties style:text-underline-style="solid" style:text-underline-width="auto" style:text-underline-color="font-color" officeooo:rsid="001be63f" officeooo:paragraph-rsid="001fa31e"/>
    </style:style>
    <style:style style:name="P6" style:family="paragraph" style:parent-style-name="Standard">
      <style:text-properties style:text-underline-style="solid" style:text-underline-width="auto" style:text-underline-color="font-color" officeooo:rsid="001fa31e" officeooo:paragraph-rsid="001fa31e"/>
    </style:style>
    <style:style style:name="P7" style:family="paragraph" style:parent-style-name="Standard">
      <style:paragraph-properties fo:break-before="page"/>
      <style:text-properties style:text-underline-style="solid" style:text-underline-width="auto" style:text-underline-color="font-color" officeooo:rsid="001be63f" officeooo:paragraph-rsid="001be63f"/>
    </style:style>
    <style:style style:name="P8" style:family="paragraph" style:parent-style-name="Standard">
      <style:paragraph-properties fo:margin-top="0.0398in" fo:margin-bottom="0.0398in" loext:contextual-spacing="false"/>
      <style:text-properties style:text-underline-style="solid" style:text-underline-width="auto" style:text-underline-color="font-color" officeooo:rsid="001fa31e" officeooo:paragraph-rsid="001fa31e"/>
    </style:style>
    <style:style style:name="P9" style:family="paragraph" style:parent-style-name="Standard">
      <style:paragraph-properties fo:margin-top="0.0398in" fo:margin-bottom="0.0398in" loext:contextual-spacing="false"/>
      <style:text-properties style:text-underline-style="solid" style:text-underline-width="auto" style:text-underline-color="font-color" officeooo:rsid="0023709b" officeooo:paragraph-rsid="0023709b"/>
    </style:style>
    <style:style style:name="P10" style:family="paragraph" style:parent-style-name="Standard">
      <style:paragraph-properties fo:margin-top="0.0398in" fo:margin-bottom="0.0398in" loext:contextual-spacing="false"/>
      <style:text-properties style:text-underline-style="solid" style:text-underline-width="auto" style:text-underline-color="font-color" officeooo:rsid="002800c7" officeooo:paragraph-rsid="0023709b"/>
    </style:style>
    <style:style style:name="P11" style:family="paragraph" style:parent-style-name="Standard">
      <style:paragraph-properties fo:margin-top="0.0398in" fo:margin-bottom="0.0398in" loext:contextual-spacing="false"/>
      <style:text-properties style:text-underline-style="solid" style:text-underline-width="auto" style:text-underline-color="font-color" officeooo:rsid="002800c7" officeooo:paragraph-rsid="002800c7"/>
    </style:style>
    <style:style style:name="T1" style:family="text">
      <style:text-properties officeooo:rsid="0014ef04"/>
    </style:style>
    <style:style style:name="T2" style:family="text">
      <style:text-properties officeooo:rsid="0016e78b"/>
    </style:style>
    <style:style style:name="T3" style:family="text">
      <style:text-properties officeooo:rsid="00172708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1982cb"/>
    </style:style>
    <style:style style:name="T6" style:family="text">
      <style:text-properties style:text-underline-style="none" officeooo:rsid="001d2d07"/>
    </style:style>
    <style:style style:name="T7" style:family="text">
      <style:text-properties style:text-underline-style="none" officeooo:rsid="001ea878"/>
    </style:style>
    <style:style style:name="T8" style:family="text">
      <style:text-properties style:text-underline-style="none" officeooo:rsid="00209387"/>
    </style:style>
    <style:style style:name="T9" style:family="text">
      <style:text-properties style:text-underline-style="none" officeooo:rsid="0020c502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style:text-underline-style="none" fo:font-weight="bold" officeooo:rsid="00209387" style:font-weight-asian="bold" style:font-weight-complex="bold"/>
    </style:style>
    <style:style style:name="T12" style:family="text">
      <style:text-properties style:text-underline-style="none" officeooo:rsid="002800c7"/>
    </style:style>
    <style:style style:name="T13" style:family="text">
      <style:text-properties style:text-underline-style="none" officeooo:rsid="002864d5"/>
    </style:style>
    <style:style style:name="T14" style:family="text">
      <style:text-properties officeooo:rsid="0018b15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3/22/18</text:p>
      <text:p text:style-name="P1"/>
      <text:p text:style-name="P1">TODO: Heaps, Skew Heaps</text:p>
      <text:p text:style-name="P1"/>
      <text:p text:style-name="P1">- <text:span text:style-name="T1">Hash Table is like a dictionary in python</text:span></text:p>
      <text:p text:style-name="P1"/>
      <text:p text:style-name="P1">- <text:span text:style-name="T2">It is a vector-like struture that allows a programmer to use non numeric indices (keys)</text:span></text:p>
      <text:p text:style-name="P1"/>
      <text:p text:style-name="P1">-<text:span text:style-name="T3">From a programmers perspective, using hash tables is very easy. It’s just like a vector. (More difficult in C++)</text:span></text:p>
      <text:p text:style-name="P1"/>
      <text:p text:style-name="P1">- <text:span text:style-name="T14">In C++ unorderd table is a has table. Dont use map, it’s not a hash table (unless you know why youre using it)</text:span></text:p>
      <text:p text:style-name="P1"/>
      <text:p text:style-name="P2">Key Considerations:</text:p>
      <text:p text:style-name="P2"><text:span text:style-name="T4"/></text:p>
      <text:p text:style-name="P2"><text:span text:style-name="T4">- </text:span><text:span text:style-name="T5">Items are added to a HT based on a hash value, which from a programmers perspectivve is random</text:span></text:p>
      <text:p text:style-name="P2"><text:span text:style-name="T5">- Has tables have O(1) lookup, O(1) insert, and O(1) remove</text:span></text:p>
      <text:p text:style-name="P2"><text:span text:style-name="T5">- Because there is no order in a hastable you cannot use standard for loops</text:span></text:p>
      <text:p text:style-name="P2"><text:span text:style-name="T5">* Instead use a new c++11 for auto loop</text:span></text:p>
      <text:p text:style-name="P2"><text:span text:style-name="T5"/></text:p>
      <text:p text:style-name="P2"><text:span text:style-name="T5">//</text:span><text:span text:style-name="T6">TODO: Finish code example</text:span></text:p>
      <text:p text:style-name="P3"><text:span text:style-name="T5">&gt;</text:span></text:p>
      <text:p text:style-name="P3"><text:span text:style-name="T5"><text:tab/></text:span><text:span text:style-name="T4">int main(void) {</text:span></text:p>
      <text:p text:style-name="P3"><text:span text:style-name="T4"><text:tab/><text:tab/>unordered_map&lt;string, int&gt; counts{};</text:span></text:p>
      <text:p text:style-name="P3"><text:span text:style-name="T4"><text:tab/>counts[“a”] = 1</text:span></text:p>
      <text:p text:style-name="P3"><text:span text:style-name="T4"><text:tab/>counts[“dog”] = 2;</text:span></text:p>
      <text:p text:style-name="P3"><text:span text:style-name="T4"/></text:p>
      <text:p text:style-name="P3"><text:span text:style-name="T4"><text:tab/>for (auto item : counts) {</text:span></text:p>
      <text:p text:style-name="P3"><text:span text:style-name="T4"><text:tab/><text:tab/>cout &lt;&lt; item.first &lt;&lt; “ : “ &lt;&lt; item.second &lt;&lt; endl;</text:span></text:p>
      <text:p text:style-name="P4"><text:span text:style-name="T4"><text:tab/>}</text:span></text:p>
      <text:p text:style-name="P4"><text:span text:style-name="T4"/></text:p>
      <text:p text:style-name="P4"><text:span text:style-name="T4"><text:tab/></text:span><text:span text:style-name="T6">for (char i = a : i &lt; ‘z’; i++) {</text:span></text:p>
      <text:p text:style-name="P5"><text:span text:style-name="T6"><text:tab/><text:tab/>cout &lt;&lt; I &lt;&lt; “:” &lt;&lt; counts[string{ i }</text:span><text:span text:style-name="T7">] &lt;&lt; endl;</text:span></text:p>
      <text:p text:style-name="P5"><text:span text:style-name="T7"/></text:p>
      <text:p text:style-name="P5"><text:span text:style-name="T7"><text:tab/>...</text:span><text:span text:style-name="T4"><text:line-break/></text:span></text:p>
      <text:p text:style-name="P3"><text:span text:style-name="T4">&lt;</text:span></text:p>
      <text:p text:style-name="P3"><text:span text:style-name="T4"/></text:p>
      <text:p text:style-name="P7"><text:span text:style-name="T4"/></text:p>
      <text:p text:style-name="P6">Three important factors that make up a has table</text:p>
      <text:p text:style-name="P6"><text:span text:style-name="T4"/></text:p>
      <text:p text:style-name="P8"><text:span text:style-name="T4">- </text:span><text:span text:style-name="T10">Hashing function</text:span><text:span text:style-name="T4">. Somehow the has table must covnert a non-numeric key into an integer. This process is called hashing. The quality of the hashing function has a direct impact on the speed of the HT</text:span></text:p>
      <text:p text:style-name="P8"><text:span text:style-name="T4">- </text:span><text:span text:style-name="T11">Collision resolution mechanism</text:span><text:span text:style-name="T8">. Itss mathematically impossible to guarantee that two integers will not have the same integer hashed integer value. </text:span><text:span text:style-name="T9">The collision resolution mechanism resolves collisions so that both item can exist in the same array even though they have the same hashed value.</text:span></text:p>
      <text:p text:style-name="P8"><text:span text:style-name="T4">- </text:span><text:span text:style-name="T10">Load factor</text:span><text:span text:style-name="T4">. </text:span><text:span text:style-name="T9">Fancy term for the “fullness” of a hash tabble. It ranges from 0 to 1 (0% to 100%) Generally higher load factos slow down the hash table. The ideal load factor depends on the collision resolution mechanism.</text:span></text:p>
      <text:p text:style-name="P8"><text:span text:style-name="T9"/></text:p>
      <text:p text:style-name="P9">Hashing Functions</text:p>
      <text:p text:style-name="P9"><text:span text:style-name="T4">- A hashing function should ideally crete very large numbers, with a reasonable spread between like keys in a very short timeframe.</text:span></text:p>
      <text:p text:style-name="P9"><text:span text:style-name="T4">-Bad hashing functions crate more collisions, which slow the HT </text:span></text:p>
      <text:p text:style-name="P9"><text:span text:style-name="T4">- a hashing function that takes a really long time to come up w/ a good number also slows the HT</text:span></text:p>
      <text:p text:style-name="P9"><text:span text:style-name="T4"/></text:p>
      <text:p text:style-name="P10"><text:span text:style-name="T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09:06:14.504295280</meta:creation-date>
    <dc:date>2018-03-22T10:11:04.832379148</dc:date>
    <meta:editing-duration>PT1H4M49S</meta:editing-duration>
    <meta:editing-cycles>19</meta:editing-cycles>
    <meta:generator>LibreOffice/6.0.2.1.0$Linux_X86_64 LibreOffice_project/00m0$Build-1</meta:generator>
    <meta:document-statistic meta:table-count="0" meta:image-count="0" meta:object-count="0" meta:page-count="2" meta:paragraph-count="32" meta:word-count="373" meta:character-count="2037" meta:non-whitespace-character-count="1681"/>
  </office:meta>
</office:document-meta>
</file>